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officeooo:rsid="001b2c3d" officeooo:paragraph-rsid="001b2c3d"/>
    </style:style>
    <style:style style:name="P2" style:family="paragraph" style:parent-style-name="Standard">
      <style:paragraph-properties fo:text-align="justify" style:justify-single-word="false"/>
      <style:text-properties style:font-name="Liberation Sans" officeooo:rsid="001c56f7" officeooo:paragraph-rsid="001c56f7"/>
    </style:style>
    <style:style style:name="P3" style:family="paragraph" style:parent-style-name="Standard">
      <style:paragraph-properties fo:text-align="justify" style:justify-single-word="false"/>
      <style:text-properties style:font-name="Liberation Sans" officeooo:rsid="001dfb5a" officeooo:paragraph-rsid="001dfb5a"/>
    </style:style>
    <style:style style:name="P4" style:family="paragraph" style:parent-style-name="Standard">
      <style:paragraph-properties fo:text-align="justify" style:justify-single-word="false"/>
      <style:text-properties style:font-name="Liberation Sans" officeooo:rsid="001b2c3d" officeooo:paragraph-rsid="001b2c3d"/>
    </style:style>
    <style:style style:name="P5" style:family="paragraph" style:parent-style-name="Standard">
      <style:paragraph-properties fo:text-align="justify" style:justify-single-word="false"/>
      <style:text-properties style:font-name="Liberation Sans" officeooo:rsid="00205cb0" officeooo:paragraph-rsid="00205cb0"/>
    </style:style>
    <style:style style:name="P6" style:family="paragraph" style:parent-style-name="Standard">
      <style:paragraph-properties fo:text-align="justify" style:justify-single-word="false"/>
      <style:text-properties style:font-name="Liberation Sans" officeooo:rsid="001c56f7" officeooo:paragraph-rsid="00205cb0"/>
    </style:style>
    <style:style style:name="P7" style:family="paragraph" style:parent-style-name="Standard">
      <style:paragraph-properties fo:text-align="justify" style:justify-single-word="false"/>
      <style:text-properties style:font-name="Liberation Sans" officeooo:rsid="0021dded" officeooo:paragraph-rsid="0021dded"/>
    </style:style>
    <style:style style:name="P8" style:family="paragraph" style:parent-style-name="Standard">
      <style:text-properties style:font-name="Liberation Sans" fo:font-size="20pt" officeooo:rsid="001b2c3d" officeooo:paragraph-rsid="001b2c3d" style:font-size-asian="17.5pt" style:font-size-complex="20pt"/>
    </style:style>
    <style:style style:name="P9" style:family="paragraph" style:parent-style-name="Standard">
      <style:text-properties style:font-name="Liberation Sans" fo:font-size="20pt" fo:font-weight="bold" officeooo:rsid="001b2c3d" officeooo:paragraph-rsid="001b2c3d" style:font-size-asian="20pt" style:font-weight-asian="bold" style:font-size-complex="20pt" style:font-weight-complex="bold"/>
    </style:style>
    <style:style style:name="T1" style:family="text">
      <style:text-properties fo:language="en" fo:country="US"/>
    </style:style>
    <style:style style:name="T2" style:family="text">
      <style:text-properties officeooo:rsid="001dfb5a"/>
    </style:style>
    <style:style style:name="T3" style:family="text">
      <style:text-properties officeooo:rsid="001e5186"/>
    </style:style>
    <style:style style:name="T4" style:family="text">
      <style:text-properties style:text-underline-style="none" officeooo:rsid="001dfb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vOps</text:p>
      <text:p text:style-name="P8"/>
      <text:p text:style-name="P1">DevOps tiene como objetivo el unificar el desarrollo de software (Dev) con la operación de software (Ops). La característica principal que distingue a DevOps es la defensa enérgicamente de la automatización y el monitoreo en todos y cada uno de los pasos empleados para la realización del software.</text:p>
      <text:p text:style-name="P1"/>
      <text:p text:style-name="P1">DevOps abarca desde la integración, las pruebas, la liberación, hasta la implementación y administración de la infraestructura.</text:p>
      <text:p text:style-name="P1"/>
      <text:p text:style-name="P5">Es un conjunto de practicas las cuales se realizan para automatizar los procesos que intervienen entre el desarrollo de software y los equipos de TI. Esto para que entre ellos puedan crear, probar y lanzar de una manera mas rápida y confiable el software que se esta desarrollado.</text:p>
      <text:p text:style-name="P1"/>
      <text:p text:style-name="P7">EL objetivo del uso de DevOps es el de reducir el tiempo de espera y el esfuerzo necesario para poner en producción el software y permitir por ende las implementaciones mas frecuentes</text:p>
      <text:p text:style-name="P1"/>
      <text:p text:style-name="P5">En el es muy importante la cultura tanto e igual como las herramientas que se utilizan para realizar el DevOps ya que cada que para DevOps el 50% es de automatización y el otro 50% es de cultura.</text:p>
      <text:p text:style-name="P5"/>
      <text:p text:style-name="P2">DevOps se utiliza para el desarrollo del software en el cual desarrolladores, <text:span text:style-name="T1">testers</text:span> y especialistas en operaciones trabajan en conjunto por medio de herramientas de DevOps, para que con esto obtener un vincula mas estrecho entre el equipo de desarrollo y el equipo de operaciones.</text:p>
      <text:p text:style-name="P2"/>
      <text:p text:style-name="P2">Al igual DevOps se usa para que con el facilitar las entregas constantes del software desarrollado gracias a que se realizan continuamente pruebas y la supervisión continua de software mediante la utilización de entornos de desarrollo, integración y transferencia.</text:p>
      <text:p text:style-name="P2"/>
      <text:p text:style-name="P6"><text:span text:style-name="T2">Para el uso de DevOps en el desarrollo de software es necesario contar con diferentes herramientas; principalmente es necesario contar con una herramienta para la gestión del código, mejor conocidas como repositorios, entre ellos destacan las GIT y Subversion. </text:span></text:p>
      <text:p text:style-name="P6"/>
      <text:p text:style-name="P6"><text:span text:style-name="T2">También es necesario contar con un automatizador de pruebas en la cual se pueda realizar la ejecución del los cambios en el software para que estos sean verificados, para estos existen diferentes lugares como por ejemplo Selenium, </text:span><text:span text:style-name="T4">JMeter</text:span><text:span text:style-name="T2">, Taurus, entre otros.</text:span></text:p>
      <text:p text:style-name="P3"><text:s/></text:p>
      <text:p text:style-name="P3">Ademas de ser necesario una <text:span text:style-name="T3">herramienta</text:span> de orque<text:span text:style-name="T3">s</text:span>taci<text:span text:style-name="T3">ó</text:span>n en la cual cuando un evento suceda, <text:span text:style-name="T3">los desarrolladores pueda realizar cambios en el código como lo puede ser Jenkins. Aparte de la necesidad de una herramienta de despliegue entre ellas existen Puppet, Chef y Docker.</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0:33:30.464773902</meta:creation-date>
    <dc:date>2016-02-11T11:28:03.889715151</dc:date>
    <meta:editing-duration>PT15M32S</meta:editing-duration>
    <meta:editing-cycles>2</meta:editing-cycles>
    <meta:generator>LibreOffice/5.1.6.2$Linux_X86_64 LibreOffice_project/10m0$Build-2</meta:generator>
    <meta:document-statistic meta:table-count="0" meta:image-count="0" meta:object-count="0" meta:page-count="1" meta:paragraph-count="12" meta:word-count="392" meta:character-count="2429" meta:non-whitespace-character-count="2046"/>
  </office:meta>
</office:document-meta>
</file>